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margin-left="0.5in" fo:margin-right="0in" fo:text-indent="0in" style:auto-text-indent="false"/>
      <style:text-properties style:text-underline-style="none" fo:font-weight="normal" style:font-weight-asian="normal" style:font-weight-complex="normal"/>
    </style:style>
    <style:style style:name="P4" style:family="paragraph" style:parent-style-name="Standard">
      <style:paragraph-properties fo:margin-left="0in" fo:margin-right="0in" fo:text-indent="0in" style:auto-text-indent="false"/>
      <style:text-properties style:text-underline-style="none" fo:font-weight="normal" style:font-weight-asian="normal" style:font-weight-complex="normal"/>
    </style:style>
    <style:style style:name="P5" style:family="paragraph" style:parent-style-name="Standard" style:list-style-name="L1"/>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list-style-name="L1">
      <style:text-properties style:text-underline-style="none" fo:font-weight="normal"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style="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ter Anderson &amp; Jorden Campbell</text:p>
      <text:p text:style-name="P1"/>
      <text:p text:style-name="P2">Questions:</text:p>
      <text:p text:style-name="P2"/>
      <text:list xml:id="list1295227701" text:style-name="L1">
        <text:list-item>
          <text:p text:style-name="P7">Where in memory will contexts be saved (i.e., on stack, in TCBs, other data structures)? Consider carefully where different parts of the context should be saved. For example, you many want to save context on the stack but some things should still go in the TCB. To make sure your answer is complete, be sure to consider the following cases:</text:p>
        </text:list-item>
      </text:list>
      <text:p text:style-name="P2"><text:tab/><text:tab/></text:p>
      <text:p text:style-name="P3">Most of a tasks context will be stored on the stack (program counter, flags, and general purpose registers). However, the stack pointer for each task will be stored in the TCB along with other information pertinent to the task. </text:p>
      <text:p text:style-name="P2"/>
      <text:list xml:id="list104293985" text:continue-numbering="true" text:style-name="L1">
        <text:list-item>
          <text:list>
            <text:list-item>
              <text:p text:style-name="P7">Saving context at the beginning of ISRs – hardware automatically stores the program counter and condition flags of whatever task was interrupted at the beginning of any ISR. The rest of the context will be pushed on the stack. If the ISR has interrupted a task then a stack pointer will also be placed in the TCB corresponding to the location of the stored context. </text:p>
            </text:list-item>
            <text:list-item>
              <text:p text:style-name="P7">Saving context in blocking function (e.g., YKDelayTask or YKNewTask). Keep in mind that some functions may or may not block when called, and therefore may or may not need to save context. -- This case is a little bit more tricky, but can be managed in a similar way to the first case. The dispatcher will have to store context (because there is no ISR to store this information) including program counter and register contents. However, the program counter will be the return address stored when the dispatcher was called. The dispatcher will store a stack pointer in the TCB corresponding to the currently running task that points to the top of the context.</text:p>
            </text:list-item>
          </text:list>
          <text:p text:style-name="P7"/>
        </text:list-item>
        <text:list-item>
          <text:p text:style-name="P7">How will the context be saved at the beginning of an ISR? (i.e., what instructions will be used to save register contents, how will information necessary for restoring the context be stored in the TCB.)</text:p>
        </text:list-item>
      </text:list>
      <text:p text:style-name="P3"/>
      <text:list xml:id="list506851041" text:continue-numbering="true" text:style-name="L1">
        <text:list-header>
          <text:p text:style-name="P7">As stated above the hardware will store the program counter and the condition flags when the ISR is called. I will store the contents of the general purpose register on the stack with push instructions. Then I will conditionally store a pointer to the top of the stored context in the currently running task's TCB (if it was task that was interrupted by the ISR).</text:p>
        </text:list-header>
      </text:list>
      <text:p text:style-name="P4"/>
      <text:list xml:id="list1932109293" text:continue-numbering="true" text:style-name="L1">
        <text:list-item>
          <text:p text:style-name="P7">How will the context be saved when a kernel function, such as YKDelayTask or YKNewTask, causes the current task to block? (i.e., what instructions will be used to save register contents, how will information necessary for restoring the context be stored in the TCB.) Where will this code reside? (i.e., will it be duplicated in every function that needs to save context, will it be in a function, or will it be somewhere better? Consider this carefully since it can greatly simplify your design.) (See related question 7)</text:p>
        </text:list-item>
      </text:list>
      <text:p text:style-name="P2"/>
      <text:list xml:id="list1826920419" text:continue-numbering="true" text:style-name="L1">
        <text:list-header>
          <text:p text:style-name="P7">The dispatcher will push the program counter, condition flags, and the contents of general purpose registers on the stack. The program counter that it will push on the stack will actually be the dispatcher's return address. This will only conditionally be performed when the ISR has not already stored the context.</text:p>
        </text:list-header>
      </text:list>
      <text:p text:style-name="P4"/>
      <text:list xml:id="list2126072343" text:continue-numbering="true" text:style-name="L1">
        <text:list-item>
          <text:p text:style-name="P7">If your dispatcher will be designed to save context, how will it know whether or not is needs to <text:soft-page-break/>save context and how will it know which TCB to use? Keep in mind that when YKDispatcher is called from an ISR (via YKExitISR and YKScheduler) the context should have already been saved somewhere by the ISR. (See question 13)</text:p>
        </text:list-item>
      </text:list>
      <text:p text:style-name="P3"><text:s/><text:tab/></text:p>
      <text:list xml:id="list493900156" text:continue-numbering="true" text:style-name="L1">
        <text:list-header>
          <text:p text:style-name="P7">The dispatcher will be designed such that it receives a pointer to the current TCB and the next TCB. This will allow it to know which TCB to update and utilize. How will I know if ISR has saved context?...</text:p>
        </text:list-header>
        <text:list-item>
          <text:p text:style-name="P7">How will a task's context be restored by the dispatcher on a context switch? Specifically, consider how the dispatcher will restore the stack pointer (SS and SP), the general registers, and finally CS, IP, and the flags. Remember that the <text:span text:style-name="Example">iret</text:span> instruction should always be used in the final step. This is trickier than it sounds because you may be inclined to use the very registers you are trying to restore in order to restore the registers.</text:p>
          <text:p text:style-name="P7">When the dispatcher is dispatching a task it will be passed a pointer to the task's control block. It will load the stack pointer stored in the TCB into SP and then proceed to use pop instruction to resotre the contents of the general purpose registers. When this has finished the dispatcher will call iret to resume the task's execution.</text:p>
        </text:list-item>
        <text:list-item>
          <text:p text:style-name="P5"><text:span text:style-name="T1"><text:s/></text:span>When an interrupt occurs, the ISR must save context. How will this context be restored when the ISR later calls the scheduler (via YKExitISR) but no task switch needs to take place? Keep in mind that nested ISRs will not call the scheduler at all. </text:p>
          <text:p text:style-name="P5">This context will be restored the same way as the above case.</text:p>
        </text:list-item>
        <text:list-item>
          <text:p text:style-name="P5">When a function, such as YKDelayTask or YKNewTask, is called and causes a task to block, how will you ensure that execution correctly returns to the task code that called the function when the context is eventually restored? In other words, how do you save and restore context for a blocking function is such a way that it won't restore to a point that will cause the blocking function, the scheduler, and/or the dispatcher to run all over again? (See related question 3) When context is saved the program counter that is saved is the return address of the dispatcher. Thus when the task is dispatched it will collapse the stack through normal call/return mechanism.</text:p>
        </text:list-item>
        <text:list-item>
          <text:p text:style-name="P5">Once the scheduler determines which task should run, what information will the dispatcher need so that it can dispatch the task and perform whatever else it needs to do in your design? How will it get this information? (See question 13) <text:s/></text:p>
          <text:p text:style-name="P5">We will pass a reference to the current task, next task, and a parameter that determines whether context has been saved or not. This allows the dispatcher to save context and restore context conditionally.</text:p>
        </text:list-item>
        <text:list-item>
          <text:p text:style-name="P5">Should the dispatcher be called directly from any code other than the scheduler?</text:p>
          <text:p text:style-name="P5">No, we want the scheduler to handle all task selection.</text:p>
        </text:list-item>
        <text:list-item>
          <text:p text:style-name="P5">How will a task be dispatched for the very first time? In your design, will it be any different than for a task that has already run? What special handling in YKNewTask, YKScheduler, and YKDispatcher will you need perform in your design (if any)? </text:p>
          <text:p text:style-name="P5">We will dispatch new tasks the same as old tasks. In order to do this we will set up the new task's stack to look like an old task (containing program counter, flags, and general purpose register)</text:p>
        </text:list-item>
        <text:list-item>
          <text:p text:style-name="P5">How will the scheduler know which tasks are ready to run? Keep in mind that in the final kernel, tasks can be blocked on a semaphore, a message queue, or because they have been delayed, but they can only be blocked on one thing at a time. </text:p>
          <text:p text:style-name="P5">We will store the highest priority task at the top of a ready queue. The scheduler will just select the top task and send it to the dispatcher. We will also have queues for semaphores and a general blocked queue.</text:p>
        </text:list-item>
        <text:list-item>
          <text:p text:style-name="P5">How will the scheduler determine which task is the highest priority ready task? How will it <text:soft-page-break/>know when to run the idle task? (Hint: deciding to run the idle task does not need to require any special handling.) </text:p>
          <text:p text:style-name="P5">The ready queue will sorted with the highest priority task at the top. If that task is the idle task then it will be run.</text:p>
        </text:list-item>
        <text:list-item>
          <text:p text:style-name="P5">What information will the scheduler pass to the dispatcher and how will it pass that information (e.g., global variables or parameter passing)? Consider this in conjunction with questions 4 and 8. </text:p>
          <text:p text:style-name="P5">We will pass a reference the current task, the ready task, and a flag that determines whether context for the current task has already been saved.</text:p>
        </text:list-item>
        <text:list-item>
          <text:p text:style-name="P5">What special action will YKExitISR take if the ISR call depth is zero? What do you have to do in YKEnterISR and YKExitISR to ensure that the ISR call depth is accurate? </text:p>
          <text:p text:style-name="P5">YKExitISR will call the scheduler if the ISR call depth is zero. YKEnterISR will increment the call depth and YKExitISR will decrement the call depth.</text:p>
        </text:list-item>
        <text:list-item>
          <text:p text:style-name="P5">If a <text:span text:style-name="T2">nested</text:span> interrupt occurs, how will your code know to restore the context of the lower priority interrupt and not call the scheduler? </text:p>
          <text:p text:style-name="P5">It will check the call depth and if the call depth is zero it calls the scheduler otherwise it restores the context of the previous ISR.</text:p>
        </text:list-item>
        <text:list-item>
          <text:p text:style-name="P5">If a <text:span text:style-name="T2">nested</text:span> interrupt occurs, how will you prevent information in the TCB from being overwritten when the context is saved in the ISR? </text:p>
          <text:p text:style-name="P5">If the call depth is 1 then the ISR interrupted task code and should modify the TCB to store a location of the context otherwise the TCB should be left unaltered.</text:p>
        </text:list-item>
        <text:list-item>
          <text:p text:style-name="P5">Give the C language declaration for your TCB struct. Consider carefully what really needs to be in the TCB before deciding on what the TCB will include. </text:p>
          <text:p text:style-name="P5">typedef struct {</text:p>
          <text:p text:style-name="P5"><text:s text:c="4"/>unsigned int tid;</text:p>
          <text:p text:style-name="P5"><text:s text:c="4"/>unsigned int priority;</text:p>
          <text:p text:style-name="P5"><text:s text:c="4"/>void* stackPointer;</text:p>
          <text:p text:style-name="P5"><text:s text:c="4"/>unsigned int state;</text:p>
          <text:p text:style-name="P5"><text:s text:c="4"/>TCB* next;</text:p>
          <text:p text:style-name="P5"><text:s text:c="4"/>TCB* prev;</text:p>
          <text:p text:style-name="P5">}TCB;</text:p>
        </text:list-item>
        <text:list-item>
          <text:p text:style-name="P5">Describe the data structures that will be used to manage the TCBs (e.g., linked lists, arrays, queues, etc.) </text:p>
          <text:p text:style-name="P5">We implement priority queues to store TCBs for the ready queue, blocked queue, and semaphore queues.</text:p>
        </text:list-item>
        <text:list-item>
          <text:p text:style-name="P5">What should happen if YKNewTask is called before YKRun has been called? Should it call the scheduler? How about after YKRun is called?</text:p>
          <text:p text:style-name="P5">Tasks should not be dispatched until YKRun has been called. Thus the scheduler should not be called by YKNewTask unless YKRun has already been called.</text:p>
        </text:list-item>
        <text:list-item>
          <text:p text:style-name="P5"><text:s/>Exactly what initialization will YKNewTask perform? </text:p>
          <text:p text:style-name="P5">Fill out the TCB and sort it in the ready queue</text:p>
        </text:list-item>
        <text:list-item>
          <text:p text:style-name="P5">To what values should the registers be initialized when a task runs the first time? Where is this initialization performed? Consider specifically the segment registers and the flags register, which must have the interrupt flag enabled when a task runs for the first time. </text:p>
          <text:p text:style-name="P5">The function pointer given to YKNewTask will be placed on the stack of the new task. This value will be used by the dispatched to initialize the new task's PC to the first instruction of the function. The stack pointer will initialized to the top of the task's stack. The flag register will also be placed on the stack and the dispatcher (via iret) will set the task's flag register appropriately.</text:p>
        </text:list-item>
      </text:list>
      <text:p text:style-name="Standard"><text:soft-page-break/><text:tab/></text:p>
      <text:list xml:id="list886697903" text:continue-numbering="true" text:style-name="L1">
        <text:list-header>
          <text:p text:style-name="P5"/>
          <text:p text:style-name="P5"><text:s/></text:p>
        </text:list-header>
      </text:list>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Numbering_20_Symbols" style:display-name="Numbering Symbols" style:family="text"/>
    <style:style style:name="Example" style:family="text">
      <style:text-properties style:font-name="DejaVu Sans Mono" style:font-name-asian="WenQuanYi Zen Hei" style:font-name-complex="Lohit Devanagari"/>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2T12:08:13</meta:creation-date>
    <dc:date>2013-10-02T14:34:19</dc:date>
    <meta:editing-duration>PT48M49S</meta:editing-duration>
    <meta:editing-cycles>5</meta:editing-cycles>
    <meta:generator>LibreOffice/3.5$Linux_X86_64 LibreOffice_project/235ab8a-3802056-4a8fed3-2d66ea8-e241b80</meta:generator>
    <dc:creator>Peter Anderson</dc:creator>
    <meta:document-statistic meta:table-count="0" meta:image-count="0" meta:object-count="0" meta:page-count="4" meta:paragraph-count="57" meta:word-count="1768" meta:character-count="3734" meta:non-whitespace-character-count="8255"/>
  </office:meta>
</office:document-meta>
</file>